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38000003D515061AF694E5CF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5528in" draw:z-index="0"><draw:image xlink:href="Pictures/1000000000000738000003D515061AF694E5CF1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01:50:48.018879447</meta:creation-date>
    <dc:date>2020-09-23T01:51:23.251268547</dc:date>
    <meta:editing-duration>PT3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